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tahoma" svg:font-family="tahoma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10bb2" officeooo:paragraph-rsid="00110bb2" style:font-name-complex="IRMitr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10bb2" officeooo:paragraph-rsid="00110bb2" style:font-name-complex="IRMitr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289f1" officeooo:paragraph-rsid="001289f1" style:font-name-complex="IRMitra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34fa2" officeooo:paragraph-rsid="00134fa2" style:font-name-complex="IRMitra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4a8ea" officeooo:paragraph-rsid="0014a8ea" style:font-name-complex="IRMitra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736a9" officeooo:paragraph-rsid="001736a9" style:font-name-complex="IRMitra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8ac29" officeooo:paragraph-rsid="0018ac29" style:font-name-complex="IRMitra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a5b8d" officeooo:paragraph-rsid="001a5b8d" style:font-name-complex="IRMitra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1fc548" officeooo:paragraph-rsid="0022180a" style:font-name-complex="IRMitra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23f31a" officeooo:paragraph-rsid="0023f31a" style:font-name-complex="IRMitra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26594a" officeooo:paragraph-rsid="0026594a" style:font-name-complex="IRMitra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26981b" officeooo:paragraph-rsid="0026981b" style:font-name-complex="IRMitra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28033b" officeooo:paragraph-rsid="0028033b" style:font-name-complex="IRMitra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29089d" officeooo:paragraph-rsid="0029089d" style:font-name-complex="IRMitra"/>
    </style:style>
    <style:style style:name="P15" style:family="paragraph" style:parent-style-name="Standard">
      <style:paragraph-properties fo:text-align="end" style:justify-single-word="false" style:writing-mode="rl-tb"/>
      <style:text-properties fo:font-variant="normal" fo:text-transform="none" fo:color="#202124" loext:opacity="100%" fo:letter-spacing="normal" officeooo:rsid="001a9c72" officeooo:paragraph-rsid="001a9c72" style:font-name-complex="IRMitra" style:font-size-complex="12pt" style:font-style-complex="normal" style:font-weight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29089d" officeooo:paragraph-rsid="0029089d" style:font-name-complex="IRMitra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351338" officeooo:paragraph-rsid="00351338" style:font-name-complex="IRMitra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3606e5" officeooo:paragraph-rsid="003606e5" style:font-name-complex="IRMitra"/>
    </style:style>
    <style:style style:name="T1" style:family="text">
      <style:text-properties officeooo:rsid="001289f1"/>
    </style:style>
    <style:style style:name="T2" style:family="text">
      <style:text-properties officeooo:rsid="00134fa2"/>
    </style:style>
    <style:style style:name="T3" style:family="text">
      <style:text-properties officeooo:rsid="0016d7f9"/>
    </style:style>
    <style:style style:name="T4" style:family="text"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T5" style:family="text">
      <style:text-properties fo:font-variant="normal" fo:text-transform="none" fo:color="#202124" loext:opacity="100%" fo:letter-spacing="normal" style:font-size-complex="12pt" style:font-style-complex="normal" style:font-weight-complex="normal"/>
    </style:style>
    <style:style style:name="T6" style:family="text">
      <style:text-properties fo:font-variant="normal" fo:text-transform="none" fo:color="#202124" loext:opacity="100%" fo:letter-spacing="normal" officeooo:rsid="001a9c72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fo:letter-spacing="normal" style:font-name-complex="tahoma" style:font-size-complex="7.5pt" style:font-style-complex="normal" style:font-weight-complex="normal"/>
    </style:style>
    <style:style style:name="T8" style:family="text">
      <style:text-properties fo:font-variant="normal" fo:text-transform="none" fo:color="#000000" loext:opacity="100%" fo:letter-spacing="normal" officeooo:rsid="0022180a" style:font-name-complex="tahoma" style:font-size-complex="7.5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tahoma" fo:font-size="7.5pt" fo:letter-spacing="normal" fo:font-style="normal" fo:font-weight="normal"/>
    </style:style>
    <style:style style:name="T10" style:family="text">
      <style:text-properties officeooo:rsid="001a9c72"/>
    </style:style>
    <style:style style:name="T11" style:family="text">
      <style:text-properties officeooo:rsid="0022180a"/>
    </style:style>
    <style:style style:name="T12" style:family="text">
      <style:text-properties officeooo:rsid="0025dac7"/>
    </style:style>
    <style:style style:name="T13" style:family="text">
      <style:text-properties officeooo:rsid="00268bc6"/>
    </style:style>
    <style:style style:name="T14" style:family="text">
      <style:text-properties officeooo:rsid="002803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9">۱ – نام مسابقه به نظر من باید داناکاپ باشد.</text:p>
      <text:p text:style-name="P9"><text:span text:style-name="T8">اَلعِلمُ</text:span><text:span text:style-name="T7"> سُلطان؛ </text:span><text:span text:style-name="T9">(</text:span><text:span text:style-name="T7">۱</text:span><text:span text:style-name="T9">) </text:span><text:span text:style-name="T7">علم به معنای واقعی کلمه قدرت است</text:span><text:span text:style-name="T9">. </text:span><text:span text:style-name="T7">این شعرِ معروفِ </text:span><text:span text:style-name="T9">«</text:span><text:span text:style-name="T7">توانا بود هر که دانا بود</text:span><text:span text:style-name="T9">» </text:span><text:span text:style-name="T7">حرف درستی است</text:span><text:span text:style-name="T9">. «</text:span><text:span text:style-name="T7">توانا بود هر که دانا بود</text:span><text:span text:style-name="T9">»</text:span><text:span text:style-name="T7">؛ دانش برای یک کشور توانایی می‌آورد، اقتدار می‌آورد</text:span><text:span text:style-name="T9">.</text:span></text:p>
      <text:p text:style-name="P2"><text:span text:style-name="T11">۲</text:span> – <text:span text:style-name="T11">عنوان programming contest <text:s/>شاید چندان درست نباشد. چون مسابقه برنامه‌نویسی نیست.</text:span></text:p>
      <text:p text:style-name="P10">۳ – شاخه‌های هوش مصنوعی و کوانتوم اضافه شود.</text:p>
      <text:p text:style-name="P10">۴ – صحبت با ستادهای معاونت علمی</text:p>
      <text:p text:style-name="P10">۵ – مسابقات غیر نرم‌افزاری فراموش نشود.</text:p>
      <text:p text:style-name="P10">۶ – بخشنامه مسابقه معاونت فرهنگی در مورد کرسی‌های مطالعه شود.</text:p>
      <text:p text:style-name="P10">۷ – آیا استفاده از chatgpt آزاد است؟ <text:span text:style-name="T12">مسابقاتی که در آن کد نوشته می‌شود مشکل کمتری با استفاده از هوش مصنوعی دارند.</text:span></text:p>
      <text:p text:style-name="P11">۸ – دستیاران آموزشی: <text:span text:style-name="T13">توصیه شود که شرکت در مسابقه در گواهینامه آنان ذکر خواهد شد. ( صلاحیت فنی) (جلسه با میلاد - جدیدی)</text:span></text:p>
      <text:p text:style-name="P11">۹ – روسای باشگاه‌ها: <text:span text:style-name="T13">شاید برخی تخصص ویژه داشته باشند. ( صحبت با وهابی)</text:span></text:p>
      <text:p text:style-name="P12">۱۰ – تیم‌های استانی و واحدی باید تشکیل شوند. هر سال واحد باید تیم‌های خود را انتخا<text:span text:style-name="T14">ب</text:span> کند.</text:p>
      <text:p text:style-name="P12">۱۱ – آیا مسائل مالی مسابقه به صورت قطعی حل شده است.</text:p>
      <text:p text:style-name="P12">۱۲ – کتابچه‌های رشته‌های مسابقات</text:p>
      <text:p text:style-name="P12">۱۳- جلسه داخلی باشگاه</text:p>
      <text:p text:style-name="P13">۱۴ – وب‌سایت مسابقه</text:p>
      <text:p text:style-name="P14">۱۵ – صحبت با خانم دکتر رنجبران در مورد مسابقه</text:p>
      <text:p text:style-name="P17">۱۶ – جلسه با دکتر میلاد احمدی در مورد مسابقه</text:p>
      <text:p text:style-name="P18">۱۷ – صحبت با نصیری در مورد داکینگ مولکولی</text:p>
      <text:p text:style-name="P18">۱۸ - <text:s/></text:p>
      <text:p text:style-name="P14"/>
      <text:p text:style-name="P13"/>
      <text:p text:style-name="P12"/>
      <text:p text:style-name="P12"/>
      <text:p text:style-name="P11"/>
      <text:p text:style-name="P2">۲ - لیست مسابقات دانشجویی کشور. آن‌هایی که در جریان هستند.</text:p>
      <text:p text:style-name="P2">۳ - از کمیکار چه خبر؟</text:p>
      <text:p text:style-name="P2">۴ - آیا در بنیاد ملی نخبگان لیستی از مسابقات مورد تأیید و یا در حال بررسی وجود دارد؟</text:p>
      <text:p text:style-name="P2">۵ - لیست مسابقات مورد تأیید باشگاه آماده شود.</text:p>
      <text:p text:style-name="P2">۶ - باید تبدیل به سایت مرجع در زمینه مسابقات دانشجویی و دانش‌آموزی تبدیل شویم.</text:p>
      <text:p text:style-name="P2">۷ – تقسیم‌بندی انواع مسابقات باید به صورت بهتری دربیاید. </text:p>
      <text:p text:style-name="P2">۸ – تمام مسابقات موجود در وب‌سایت بیاید. چه آن‌هایی که ما مجری هستیم و چه آن‌هایی که مجری‌های دیگر دارد.</text:p>
      <text:p text:style-name="P2">۹ - ارتباط مسابقات و طرح‌های باشگاه مشخص شود.</text:p>
      <text:p text:style-name="P2">۱۰ – برنده شدن در مسابقات به عنوان <text:span text:style-name="T1">دریافت گواهی مهارتی محسوب شود.</text:span></text:p>
      <text:p text:style-name="P3">۱۱- پس مسابقه مهارتی مسابقه‌ای است که در سطح استان برگزار می‌شود، به برگزیدگان گواهی داده می‌شود. ( برگزیدگان در مقابل برندگان و شرکت‌کنندگان می‌آید.) <text:span text:style-name="T2">برای شرکت در آن نباید مهارت ویژه‌ای غیر از مهارت‌های عادی </text:span><text:span text:style-name="T3">دانشجوی آن رشته را داشته باشد. اما در زمینه‌هایی مثل موشن گرافیک به صورت بین رشته‌ای برگزار می‌شود.</text:span></text:p>
      <text:p text:style-name="P4">۱۲ – اینفوگراف – پوستر – موشن گرافیک مربوطه آماده شود. در مورد کلیت مسابقات و در مورد مسابقات هر استان.</text:p>
      <text:p text:style-name="P5">۱۳ – انواع مسابقات باید تدقیق شوند. مسابقات طراحی – مسابقات طراحی مفهومی</text:p>
      <text:p text:style-name="P6"><text:soft-page-break/>۱۴ – مسابقه آب استکهلم</text:p>
      <text:p text:style-name="P6">۱۵ – از مسابقات ملی مهارت کدام یک با خواسته‌های ما در مورد مسابقات دانشجویی مهارت تطبیق دارد؟</text:p>
      <text:p text:style-name="P7">۱۶ – تکلیف المپیادهای دانشجویی مشخص شود</text:p>
      <text:p text:style-name="P7">۱۷ – دکتر ایزدیخواه به گروه مسابقات مهارتی اضافه شوند.</text:p>
      <text:p text:style-name="P8">۱۸ – شرکت در مسابقات و برگزاری مسابقات هر دو باید گسترش یابند</text:p>
      <text:p text:style-name="P8">۱۹ – مسابقات دانش‌آموزی هم باید دیده شوند.</text:p>
      <text:p text:style-name="P8">۲۰ – فرم تفاهم‌نامه برای معرفی مسابقات در دانشگاه آزاد آماده شود.</text:p>
      <text:p text:style-name="P8">۲۱ – سایت‌های مسابقات دانشجویی کلی و موردی بررسی شوند.</text:p>
      <text:p text:style-name="P8"><text:span text:style-name="T6">۲۲ - </text:span><text:span text:style-name="T5">مسابقات فناورانه فنی </text:span><text:span text:style-name="T4">- </text:span><text:span text:style-name="T5">حرفه‌ای و پردیس</text:span><text:line-break/><text:span text:style-name="T10">۲۳ </text:span><text:span text:style-name="T4">- </text:span><text:span text:style-name="T5">پیگیری در مورد مسابقات پردیس</text:span><text:line-break/><text:span text:style-name="T10">۲۴ </text:span><text:span text:style-name="T4">- </text:span><text:span text:style-name="T5">جلسه با خانم </text:span><text:span text:style-name="T6">تهم در مورد برنامه سال آینده مسابقات</text:span></text:p>
      <text:p text:style-name="P15">۲۵ – امکان برگزاری مسابقات مهارت با کمک سازمان فنی و حرفه‌ای</text:p>
      <text:p text:style-name="P15">۲۶ – از تیم اعزامی به مسابقات بین‌المللی فنی و حرفه‌ای چه خبر؟</text:p>
      <text:p text:style-name="P15">۲۷ – گزارش تمام اعزام‌های سال‌های گذشته تهیه شود.</text:p>
      <text:p text:style-name="P15">۲۸ – پیگیری ویژه در مورد تیم انسان‌نما</text:p>
      <text:p text:style-name="P15">۲۹ – سفر به قزوین برای مشاهده وضعیت تیم انسان‌نما</text:p>
      <text:p text:style-name="P15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tahoma" svg:font-family="tahom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3:46:27.269290886</meta:creation-date>
    <meta:generator>LibreOffice/7.3.7.2$Linux_X86_64 LibreOffice_project/30$Build-2</meta:generator>
    <dc:date>2025-01-20T14:20:47.233355643</dc:date>
    <meta:editing-duration>PT8H31M31S</meta:editing-duration>
    <meta:editing-cycles>13</meta:editing-cycles>
    <meta:document-statistic meta:table-count="0" meta:image-count="0" meta:object-count="0" meta:page-count="2" meta:paragraph-count="46" meta:word-count="557" meta:character-count="2962" meta:non-whitespace-character-count="2410"/>
  </office:meta>
</office:document-meta>
</file>